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11.217cm"/>
    </style:style>
    <style:style style:name="co5" style:family="table-column">
      <style:table-column-properties fo:break-before="auto" style:column-width="2.628cm"/>
    </style:style>
    <style:style style:name="co6" style:family="table-column">
      <style:table-column-properties fo:break-before="auto" style:column-width="3.524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0.196cm"/>
    </style:style>
    <style:style style:name="co9" style:family="table-column">
      <style:table-column-properties fo:break-before="auto" style:column-width="2.23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5" style:family="table-cell" style:parent-style-name="Normal_5f_GalenHos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" style:family="table-cell" style:parent-style-name="Normal_5f_GalenHos" style:data-style-name="N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Normal_5f_GalenHos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0" style:family="table-cell" style:parent-style-name="Normal_5f_GalenHos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3" style:family="table-cell" style:parent-style-name="Normal_5f_GalenHos" style:data-style-name="N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5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Medicinas" table:style-name="ta1" table:print-ranges="Medicinas.A1:Medicinas.H326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header-rows>
          <table:table-row table:style-name="ro1">
            <table:table-cell/>
            <table:table-cell table:style-name="ce2" table:number-columns-spanned="6" table:number-rows-spanned="1"/>
            <table:covered-table-cell table:number-columns-repeated="5" table:style-name="ce3"/>
            <table:table-cell table:number-columns-repeated="249"/>
          </table:table-row>
          <table:table-row table:style-name="ro2">
            <table:table-cell/>
            <table:table-cell table:style-name="ce3"/>
            <table:table-cell table:style-name="ce5"/>
            <table:table-cell table:style-name="ce10"/>
            <table:table-cell table:style-name="ce15"/>
            <table:table-cell table:style-name="ce21" table:number-columns-repeated="2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Nº Cuenta</text:p>
            </table:table-cell>
            <table:covered-table-cell table:number-columns-repeated="2" table:style-name="ce9"/>
            <table:table-cell table:style-name="ce4" table:number-columns-spanned="3" table:number-rows-spanned="1"/>
            <table:covered-table-cell table:number-columns-repeated="2" table:style-name="ce9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Paciente</text:p>
            </table:table-cell>
            <table:covered-table-cell table:number-columns-repeated="2" table:style-name="ce9"/>
            <table:table-cell table:style-name="ce4" office:value-type="string" table:number-columns-spanned="3" table:number-rows-spanned="1">
              <text:p>Nº Historia Clínica</text:p>
            </table:table-cell>
            <table:covered-table-cell table:number-columns-repeated="2" table:style-name="ce9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F.Ingreso</text:p>
            </table:table-cell>
            <table:covered-table-cell table:number-columns-repeated="2" table:style-name="ce9"/>
            <table:table-cell table:style-name="ce16" office:value-type="string" table:number-columns-spanned="3" table:number-rows-spanned="1">
              <text:p>Servicio Egreso</text:p>
            </table:table-cell>
            <table:covered-table-cell table:number-columns-repeated="2" table:style-name="ce22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F.Alta Médica</text:p>
            </table:table-cell>
            <table:covered-table-cell table:number-columns-repeated="2" table:style-name="ce9"/>
            <table:table-cell table:style-name="ce17" office:value-type="string" table:number-columns-spanned="3" table:number-rows-spanned="1">
              <text:p>Cama</text:p>
            </table:table-cell>
            <table:covered-table-cell table:number-columns-repeated="2" table:style-name="ce17"/>
            <table:table-cell table:number-columns-repeated="249"/>
          </table:table-row>
        </table:table-header-rows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4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4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48056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table table:name="Insumos" table:style-name="ta1" table:print-ranges="Insumos.A1:Insumos.H8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4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4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48056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range table:name="Excel_BuiltIn_Print_Area" table:base-cell-address="$Medicinas.$A$1" table:cell-range-address="$Insumos.$A$1:.$H$15" table:range-usable-as="print-range"/>
          <table:named-range table:name="Excel_BuiltIn_Print_Titles" table:base-cell-address="$Medicinas.$A$1" table:cell-range-address="$Insumos.$A$1:.$AMJ$8" table:range-usable-as="repeat-column repeat-row"/>
          <table:named-range table:name="Excel_BuiltIn_Print_Area" table:base-cell-address="$Medicinas.$A$1" table:cell-range-address="$Insumos.$A$1:.$H$15" table:range-usable-as="print-range"/>
          <table:named-range table:name="Excel_BuiltIn_Print_Titles" table:base-cell-address="$Medicinas.$A$1" table:cell-range-address="$Insumos.$A$1:.$AMJ$8" table:range-usable-as="repeat-column repeat-row"/>
        </table:named-expressions>
      </table:table>
      <table:table table:name="Laboratori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5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5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4805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Imágenes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5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5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4805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Procedimientos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5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5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4805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named-expressions>
        <table:named-expression table:name="Excel_BuiltIn_Print_Area_1" table:base-cell-address="$Medicinas.$A$1" table:expression="0"/>
        <table:named-expression table:name="Excel_BuiltIn_Print_Titles_1" table:base-cell-address="$Medicinas.$A$1" table:expression="0"/>
        <table:named-expression table:name="Excel_BuiltIn_Print_Area_1_1" table:base-cell-address="$Medicinas.$A$1" table:expression="0"/>
        <table:named-expression table:name="Excel_BuiltIn_Print_Titles_1_1" table:base-cell-address="$Medicinas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number-style style:name="N239P0" style:volatile="true">
      <number:text>S/. </number:text>
      <number:number number:decimal-places="0" number:min-integer-digits="1" number:grouping="true"/>
    </number:number-style>
    <number:number-style style:name="N239">
      <number:text>S/. -</number:text>
      <number:number number:decimal-places="0" number:min-integer-digits="1" number:grouping="true"/>
      <style:map style:condition="value()&gt;=0" style:apply-style-name="N239P0"/>
    </number:number-style>
    <number:number-style style:name="N240P0" style:volatile="true">
      <number:text>S/. </number:text>
      <number:number number:decimal-places="0" number:min-integer-digits="1" number:grouping="true"/>
    </number:number-style>
    <number:number-style style:name="N240">
      <style:text-properties fo:color="#ff0000"/>
      <number:text>S/. -</number:text>
      <number:number number:decimal-places="0" number:min-integer-digits="1" number:grouping="true"/>
      <style:map style:condition="value()&gt;=0" style:apply-style-name="N240P0"/>
    </number:number-style>
    <number:number-style style:name="N241P0" style:volatile="true">
      <number:text>S/. </number:text>
      <number:number number:decimal-places="2" number:min-integer-digits="1" number:grouping="true"/>
    </number:number-style>
    <number:number-style style:name="N241">
      <number:text>S/. -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S/. </number:text>
      <number:number number:decimal-places="2" number:min-integer-digits="1" number:grouping="true"/>
    </number:number-style>
    <number:number-style style:name="N242">
      <style:text-properties fo:color="#ff0000"/>
      <number:text>S/. -</number:text>
      <number:number number:decimal-places="2" number:min-integer-digits="1" number:grouping="true"/>
      <style:map style:condition="value()&gt;=0" style:apply-style-name="N242P0"/>
    </number:number-style>
    <number:number-style style:name="N244P0" style:volatile="true">
      <number:text> S/. </number:text>
      <number:number number:decimal-places="0" number:min-integer-digits="1" number:grouping="true"/>
      <number:text> </number:text>
    </number:number-style>
    <number:number-style style:name="N244P1" style:volatile="true">
      <number:text> S/. -</number:text>
      <number:number number:decimal-places="0" number:min-integer-digits="1" number:grouping="true"/>
      <number:text> </number:text>
    </number:number-style>
    <number:number-style style:name="N244P2" style:volatile="true">
      <number:text> S/.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S/. </number:text>
      <number:number number:decimal-places="2" number:min-integer-digits="1" number:grouping="true"/>
      <number:text> </number:text>
    </number:number-style>
    <number:number-style style:name="N246P1" style:volatile="true">
      <number:text> S/. -</number:text>
      <number:number number:decimal-places="2" number:min-integer-digits="1" number:grouping="true"/>
      <number:text> </number:text>
    </number:number-style>
    <number:number-style style:name="N246P2" style:volatile="true">
      <number:text> S/.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2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499cm" fo:margin-bottom="2.499cm" fo:margin-left="0.4cm" fo:margin-right="0.499cm" style:first-page-number="continue" style:scale-to="80%" style:writing-mode="lr-tb"/>
      <style:header-style>
        <style:header-footer-properties fo:min-height="0.76cm" fo:margin-left="1.499cm" fo:margin-right="1.401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2.499cm" fo:margin-left="0.4cm" fo:margin-right="0.499cm" style:first-page-number="continue" style:scale-to="80%" style:writing-mode="lr-tb"/>
      <style:header-style>
        <style:header-footer-properties fo:min-height="0.751cm" fo:margin-left="1.499cm" fo:margin-right="1.401cm" fo:margin-bottom="0.395cm"/>
      </style:header-style>
      <style:footer-style>
        <style:header-footer-properties fo:min-height="0.751cm" fo:margin-left="1.499cm" fo:margin-right="1.401cm" fo:margin-top="0cm"/>
      </style:footer-style>
    </style:page-layout>
    <style:page-layout style:name="Mpm4">
      <style:page-layout-properties style:num-format="1" style:print-orientation="portrait" fo:margin-top="0.499cm" fo:margin-bottom="2.499cm" fo:margin-left="0.4cm" fo:margin-right="0.499cm" style:first-page-number="continue" style:scale-to="80%" style:writing-mode="lr-tb"/>
      <style:header-style>
        <style:header-footer-properties fo:min-height="0.751cm" fo:margin-left="1.499cm" fo:margin-right="1.401cm" fo:margin-bottom="0.325cm"/>
      </style:header-style>
      <style:footer-style>
        <style:header-footer-properties fo:min-height="0.751cm" fo:margin-left="1.499cm" fo:margin-right="1.401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9:0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sumos" style:display-name="PageStyle_Consum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Insumos" style:display-name="PageStyle_Insumos" style:page-layout-name="Mpm4">
      <style:header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9:09.29</dc:date>
    <meta:print-date>2009-12-30T12:00:59</meta:print-date>
    <meta:generator>OpenOffice/4.0.0$Win32 OpenOffice.org_project/400m3$Build-9702</meta:generator>
    <meta:editing-duration>PT21M31S</meta:editing-duration>
    <meta:editing-cycles>5</meta:editing-cycles>
    <meta:document-statistic meta:table-count="5" meta:cell-count="65" meta:object-count="0"/>
  </office:meta>
</office:document-meta>
</file>